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Übungsfragen zur Prüfungsvorbereitung 2 <text:line-break/><text:line-break/><text:line-break/>Finden Sie alle Dateien auf Ihrem Computer, die größer als 1 MB sind, und lassen Sie die Namen anzeigen. <text:line-break/><text:line-break/></text:p>
      <text:p text:style-name="P1"/>
      <text:p text:style-name="P1"/>
      <text:p text:style-name="P1">README ist eine häufig verwendete Datei. Geben Sie die Pfade der Dateien an, die README heißen. <text:line-break/><text:line-break/><text:line-break/>Wie würden Sie in der bash eine Meldung auf die Standard-Fehlerausgabe umleiten? <text:line-break/><text:line-break/><text:line-break/><text:line-break/>Wie können Sie prüfen, ob in einem Verzeichnis Dateien mit »merk-würdigen« Namen enthalten sind, etwa solche mit Leerzeichen am Schluss oder mit „unsichtbaren“ Steuerzeichen in der Mitte? <text:line-break/><text:line-break/><text:line-break/><text:line-break/>Mit welchem tr-Kommando können Sie alle Vokale in einem Text durch einen gegebenen einzigen ersetzen? Denken Sie an das Kinderlied: DREI CHINESEN MIT DEM KONTRABASS<text:line-break/>DRAA CHANASAN MAT DAM KANTRABASS <text:line-break/><text:line-break/><text:line-break/><text:line-break/>Nummerieren Sie die Zeilen einer Textdatei und starten mit 100<text:line-break/><text:line-break/><text:line-break/><text:line-break/><text:line-break/><text:line-break/>Wie können Sie die Zeilen einer Datei in umgekehrter Reihenfolge nummerieren?<text:line-break/><text:line-break/><text:line-break/><text:line-break/><text:soft-page-break/>Wie heißen auf Ihrem System die ausführbaren Programme, die zur Bearbeitung der folgenden Kommandos herangezogen werden:fgrep, sort, mount<text:line-break/><text:line-break/><text:line-break/><text:line-break/>Wie heißen auf Ihrem System die Dateien, die die Dokumentation für das Kommando »crontab« enthalten? <text:line-break/><text:line-break/><text:line-break/><text:line-break/>Wo liegt die init.d?<text:line-break/><text:line-break/><text:line-break/><text:line-break/>Wo findet sich eine Liste aller dem System bekannten Benutzer?<text:line-break/><text:line-break/><text:line-break/><text:line-break/><text:line-break/><text:line-break/><text:line-break/><text:line-break/> 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12T08:53:25.72</meta:creation-date>
    <dc:date>2020-04-29T07:31:08.63</dc:date>
    <meta:editing-duration>PT2H28M55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2" meta:paragraph-count="2" meta:word-count="176" meta:character-count="1221"/>
  </office:meta>
</office:document-meta>
</file>